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in" style:auto-text-indent="false"/>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fo:margin-top="0in" fo:margin-bottom="0.0835in" loext:contextual-spacing="false" fo:text-align="justify" style:justify-single-word="false"/>
      <style:text-properties fo:language="en" fo:country="US"/>
    </style:style>
    <style:style style:name="P14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officeooo:paragraph-rsid="001d9c1d"/>
    </style:style>
    <style:style style:name="P150" style:family="paragraph" style:parent-style-name="Text_20_body">
      <style:paragraph-properties fo:margin-left="0in" fo:margin-right="0in" fo:text-align="justify" style:justify-single-word="false" fo:text-indent="0.1965in" style:auto-text-indent="false"/>
      <style:text-properties officeooo:paragraph-rsid="00204207"/>
    </style:style>
    <style:style style:name="P151" style:family="paragraph" style:parent-style-name="Text_20_body">
      <style:paragraph-properties fo:margin-left="0in" fo:margin-right="0in" fo:text-align="justify" style:justify-single-word="false" fo:text-indent="0.1965in" style:auto-text-indent="false"/>
      <style:text-properties officeooo:rsid="00204207" officeooo:paragraph-rsid="00204207"/>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204207"/>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officeooo:rsid="001c890b" style:font-style-asian="normal" style:font-style-complex="normal"/>
    </style:style>
    <style:style style:name="T31" style:family="text">
      <style:text-properties style:use-window-font-color="true" fo:language="ru" fo:country="RU" fo:font-style="normal" officeooo:rsid="001f6582"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normal" style:text-underline-style="none" style:font-style-asian="normal" style:font-style-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style:text-underline-style="none"/>
    </style:style>
    <style:style style:name="T66" style:family="text">
      <style:text-properties style:text-rotation-angle="90" style:text-rotation-scale="line-height"/>
    </style:style>
    <style:style style:name="T67" style:family="text">
      <style:text-properties style:text-rotation-angle="270" style:text-rotation-scale="line-height"/>
    </style:style>
    <style:style style:name="T68" style:family="text">
      <style:text-properties style:text-position="sub 58%" style:font-size-asian="10.5pt"/>
    </style:style>
    <style:style style:name="T69" style:family="text">
      <style:text-properties style:font-name="Symbol" style:font-name-asian="Symbol" style:font-name-complex="Symbol"/>
    </style:style>
    <style:style style:name="T70" style:family="text">
      <style:text-properties style:font-name="Liberation Serif1" style:font-name-asian="Symbol" style:font-name-complex="Symbol"/>
    </style:style>
    <style:style style:name="T71" style:family="text">
      <style:text-properties style:font-name="Courier New CYR"/>
    </style:style>
    <style:style style:name="T72" style:family="text">
      <style:text-properties style:font-name="Courier New CYR" fo:language="en" fo:country="US"/>
    </style:style>
    <style:style style:name="T73" style:family="text">
      <style:text-properties fo:font-size="14pt" fo:language="en" fo:country="US" fo:font-weight="bold" style:font-size-asian="14pt" style:font-weight-asian="bold" style:font-size-complex="14pt" style:font-weight-complex="bold"/>
    </style:style>
    <style:style style:name="T74" style:family="text">
      <style:text-properties fo:font-size="14pt" fo:font-weight="bold" style:font-size-asian="14pt" style:font-weight-asian="bold" style:font-size-complex="14pt" style:font-weight-complex="bold"/>
    </style:style>
    <style:style style:name="T75" style:family="text">
      <style:text-properties fo:font-size="9pt" style:font-size-asian="9pt" style:font-size-complex="9pt"/>
    </style:style>
    <style:style style:name="T76" style:family="text">
      <style:text-properties fo:font-size="12pt" style:font-size-asian="12pt" style:font-size-complex="12pt"/>
    </style:style>
    <style:style style:name="T77" style:family="text">
      <style:text-properties fo:font-size="10pt" style:font-size-asian="10pt" style:font-size-complex="10pt"/>
    </style:style>
    <style:style style:name="T78" style:family="text">
      <style:text-properties fo:font-size="8pt" style:font-size-asian="8pt" style:font-size-complex="8pt"/>
    </style:style>
    <style:style style:name="T79" style:family="text">
      <style:text-properties officeooo:rsid="002042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2"/>
      <text:h text:style-name="P152"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7">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9">Дайсон.</text:span></text:p>
      <text:p text:style-name="P76"><text:span text:style-name="T8">– </text:span><text:span text:style-name="T59">Сколько тебе лет?</text:span></text:p>
      <text:p text:style-name="P76"><text:span text:style-name="T8">– </text:span><text:span text:style-name="T59">Два года с начала запуска кластера.</text:span></text:p>
      <text:p text:style-name="P76"><text:span text:style-name="T8">– </text:span><text:span text:style-name="T59">Какой сейчас год?</text:span></text:p>
      <text:p text:style-name="P76"><text:span text:style-name="T8">– </text:span><text:span text:style-name="T51">20</text:span><text:span text:style-name="T37">19</text:span><text:span text:style-name="T59">-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1">Ага, уже теплее.</text:p>
      <text:p text:style-name="P31"/>
      <text:p text:style-name="P76"><text:span text:style-name="T8">– Нэш</text:span><text:span text:style-name="T59">,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4">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8">—</text:span><text:span text:style-name="T52">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870467601511565493"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8"> – </text:span><text:span text:style-name="T35">2135</text:span><text:span text:style-name="T48"> A.C.</text:span><text:span text:style-name="T28">»</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7">и-и-и</text:span>-<text:span text:style-name="T78">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5">Тумбочка…</text:span> Листок… <text:span text:style-name="T75">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6">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6">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2">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2"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 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а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0"/>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oft-page-break/><text:span text:style-name="T11">–</text:span> Сами… эээ… вроде как… ну… отказались…</text:p>
      <text:p text:style-name="P1">Пегас понурил голову и пытался протереть копытом пол.</text:p>
      <text:p text:style-name="P1"/>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ки солнца, но мне не хотелось уходить с балкона. Вид Клаудсдейла должен воодушевлять моих гостей.</text:p>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проступало на их мордочках.</text:p>
      <text:p text:style-name="P149">Ах, как мне это знакомо! Пегасы <text:span text:style-name="T29">— </text:span><text:span text:style-name="T30">гордое и </text:span><text:span text:style-name="T29">упрямое племя. </text:span><text:span text:style-name="T30">В своё время нам с сестрой пришлось проявить буквально чудеса дипломатии </text:span><text:span text:style-name="T31">и такта</text:span><text:span text:style-name="T30"> для того, чтобы не позволить им развязать самоубийственную войну со всей Эквестрией.</text:span><text:span text:style-name="T29"> </text:span><text:span text:style-name="T31">И</text:span><text:span text:style-name="T30"> </text:span><text:span text:style-name="T29">если взрослые уже достаточно мудры, чтобы подчиняться долгу, к жеребятам нужен особый подход.</text:span></text:p>
      <text:p text:style-name="P149"><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50">Я прикрыла глаза и сконцентрировалась. Моя воля <text:span text:style-name="T79">протянулась сквозь пространство и </text:span>достигла древнего элементаля. Солар <text:span text:style-name="T11">— мой давний друг, и он привык не удивляться мо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0"><text:span text:style-name="T11"/></text:p>
      <text:p text:style-name="P150"><text:span text:style-name="T11"/></text:p>
      <text:p text:style-name="P150"><text:span text:style-name="T11">Солнечные лучи пробили тучи и осветили </text:span><text:span text:style-name="T19">небо. </text:span><text:span text:style-name="T11">.</text:span></text:p>
      <text:p text:style-name="P151"><text:span text:style-name="T1">– </text:span><text:span text:style-name="T11">Видишь, я не погодный пегас, но тоже кое-что могу, </text:span><text:span text:style-name="T1">– улыбнулась я пегаске.</text:span></text:p>
      <text:p text:style-name="P15"><text:soft-page-break/></text:p>
      <text:p text:style-name="P15"/>
      <text:p text:style-name="P15"/>
      <text:p text:style-name="P3">Я стала тихонько напевать:</text:p>
      <text:p text:style-name="P4">Кто у нас такой красивый,</text:p>
      <text:p text:style-name="P4">Сильный, смелый, не плаксивый,</text:p>
      <text:p text:style-name="P4">Кто … </text:p>
      <text:p text:style-name="P4">Кто …</text:p>
      <text:p text:style-name="P4"/>
      <text:p text:style-name="P4">Не грусти, моя родная,</text:p>
      <text:p text:style-name="P4">Вытри слёзки, …</text:p>
      <text:p text:style-name="P4">Хвостик, гриву расчеши,</text:p>
      <text:p text:style-name="P4">Перья …</text:p>
      <text:p text:style-name="P4"/>
      <text:p text:style-name="P4">Я не враг тебе, малышка,</text:p>
      <text:p text:style-name="P4">Я стою на страже …</text:p>
      <text:p text:style-name="P4">Расскажи мне всё, как …</text:p>
      <text:p text:style-name="P4">Без утайки расскажи.</text:p>
      <text:p text:style-name="P15"/>
      <text:p text:style-name="P1"/>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text:soft-page-break/>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text:soft-page-break/>–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 Прикусив губу, она посмотрела на меня нечитаемым взглядом.</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0">— вся архитектура явно </text:span><text:span text:style-name="T29">была </text:span><text:span text:style-name="T40">заточена под крылатых. Таких, для которых приземлиться на балкон в тронном зале или уйти через портик на крыше</text:span><text:span text:style-name="T55"> </text:span><text:span text:style-name="T40">— обычное дело. </text:span><text:span text:style-name="T55">Хорошо, что </text:span><text:span text:style-name="T4">заместительная терапия Селестии и </text:span><text:span text:style-name="T55">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2">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0">— книжный шкаф и напольная подставка для чтения с </text:span><text:span text:style-name="T29">упором в виде </text:span><text:span text:style-name="T40">голов</text:span><text:span text:style-name="T29">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40"> и фонтанчик</text:span><text:span text:style-name="T29">а</text:span><text:span text:style-name="T40">. </text:span><text:span text:style-name="T29">Каменный пол комнаты был покрыт розовым ковром с длиннейшим ворсом.</text:span><text:span text:style-name="T40"> </text:span><text:span text:style-name="T29">Его центр занимал высокий </text:span><text:span text:style-name="T40">кругл</text:span><text:span text:style-name="T29">ый</text:span><text:span text:style-name="T40"> </text:span><text:span text:style-name="T29">футон</text:span><text:span text:style-name="T40"> </text:span><text:span text:style-name="T29">с</text:span><text:span text:style-name="T40"> велик</text:span><text:span text:style-name="T29">им</text:span><text:span text:style-name="T40"> множество</text:span><text:span text:style-name="T29">м</text:span><text:span text:style-name="T40"> подушек. Среди них я с удивлением заметил плюшевую единорожку </text:span><text:span text:style-name="T29">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oft-page-break/><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text:soft-page-break/></text:p>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text:soft-page-break/>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text:soft-page-break/>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text:span><text:soft-page-break/><text:span text:style-name="T1">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40">–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4">– </text:span>“<text:span text:style-name="T1">Что я могу сделать, чтобы вернуть всё назад?</text:span>”</text:p>
      <text:p text:style-name="P15"><text:span text:style-name="T44">– </text:span><text:span text:style-name="T29">Так и сказала?</text:span></text:p>
      <text:p text:style-name="P1"><text:span text:style-name="T40">– </text:span><text:span text:style-name="T29">Да, </text:span><text:span text:style-name="T32">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29">Что бы это значило, Флёр?</text:span></text:p>
      <text:p text:style-name="P15"><text:span text:style-name="T44">–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text:soft-page-break/>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5">— </text:span><text:span text:style-name="T4">зачем привлекать ненужное внимание</text:span><text:span text:style-name="T55"> к своей особе? </text:span><text:span text:style-name="T4">После всеобщего интереса кантерлотской знати к тебе, как к королевскому любимчику, тебе хочется покоя.</text:span><text:span text:style-name="T55"> Да и собраться с мыслями проще в доме, избавленном от </text:span><text:span text:style-name="T4">гостинничной </text:span><text:span text:style-name="T55">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29">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9">пони-</text:span><text:span text:style-name="T40">исчезновений уже год. Почту за честь работать </text:span><text:span text:style-name="T29">под твоим руководством</text:span><text:span text:style-name="T40">. Погоди немного, я </text:span><text:span text:style-name="T29">от</text:span><text:span text:style-name="T40">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7">ведь </text:span><text:span text:style-name="T43">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9"> </text:span><text:span text:style-name="T38">Видения этих городов</text:span><text:span text:style-name="T49"> дрожали, <text:s/>пересекались </text:span><text:span text:style-name="T38">и постоянно множились</text:span><text:span text:style-name="T49">.</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3">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40"> </text:span><text:span text:style-name="T29">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5">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2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9">«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9">эт правда?</text:span></text:p>
      <text:p text:style-name="P47"><text:span text:style-name="T16">– </text:span><text:span text:style-name="T59">Какая из? Их много, вообще-то. Ик!</text:span></text:p>
      <text:p text:style-name="P47"><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мордочкой в так и не съеденный салат «по-кантерлотски» и захрапела.</text:span></text:p>
      <text:p text:style-name="P47"><text:span text:style-name="T16">– </text:span><text:span text:style-name="T59">Пока не умру?</text:span></text:p>
      <text:p text:style-name="P47"><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5">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5">Исчезновение дневной главы диархии: Эквестрия в панике!</text:span>» (статья двухдневной давности).</text:p>
      <text:p text:style-name="P50">«<text:span text:style-name="T25">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5">Да отстаньте же вы от меня! Он сказал, что ест пони, но я этого НЕ ВИДЕЛА!!!</text:span>»).</text:p>
      <text:p text:style-name="P50">«<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5">Добро пожаловать в Груммингтон! Вам здесь рады!</text:span></text:p>
      <text:p text:style-name="P50"><text:span text:style-name="T25">Население города </text:span><text:span text:style-name="T61">302 пони</text:span><text:span text:style-name="T25">.</text:span></text:p>
      <text:p text:style-name="P50"><text:span text:style-name="T61">250 пони</text:span><text:span text:style-name="T25">.</text:span></text:p>
      <text:p text:style-name="P50"><text:span text:style-name="T61">125 поней</text:span><text:span text:style-name="T25">.</text:span></text:p>
      <text:p text:style-name="P50"><text:span text:style-name="T25">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1">Дружба </text:span><text:span text:style-name="T36">—</text:span><text:span text:style-name="T21"> </text:span><text:span text:style-name="T3">э</text:span><text:span text:style-name="T21">то, </text:span><text:span text:style-name="T63">так её </text:span><text:span text:style-name="T3">разэтак</text:span><text:span text:style-name="T63">,</text:span><text:span text:style-name="T21"> магия!</text:span></text:p>
      <text:p text:style-name="P147"/>
      <text:p text:style-name="Standard"><text:span text:style-name="T21">P.S. Мне тебя не хватает. Сильно.</text:span><text:span text:style-name="T55">»</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1">37 пни</text:span></text:p>
      <text:p text:style-name="P69">24пн</text:p>
      <text:p text:style-name="P69">15</text:p>
      <text:p text:style-name="P50"><text:span text:style-name="T25">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5">Добро пожаловать в Груммингтон! Вам здесь рады!</text:span></text:p>
      <text:p text:style-name="P50"><text:span text:style-name="T25">Население города </text:span><text:span text:style-name="T61">302 пони</text:span><text:span text:style-name="T25">.</text:span></text:p>
      <text:p text:style-name="P50"><text:span text:style-name="T61">250 пони</text:span><text:span text:style-name="T25">.</text:span></text:p>
      <text:p text:style-name="P50"><text:soft-page-break/><text:span text:style-name="T61">125 поней</text:span><text:span text:style-name="T25">.</text:span></text:p>
      <text:p text:style-name="P50"><text:span text:style-name="T25">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5">Провинция пустеет: репортаж из обеспоневшего посёлка</text:span>». «<text:span text:style-name="T25">Нехватка пегасов-погодников: указ принцессы Луны разрешает набор в погодные команды пегасов с аттестатами по ускоренному курсу</text:span>». «<text:span text:style-name="T25">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2">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3">«</text:span>обстоятельство непреодолимой силы<text:span text:style-name="T33">»</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2">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52">–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9">– </text:span><text:span text:style-name="T27">Шейла! Шейла Блюскай! И я уже не малышка! </text:span><text:span text:style-name="T39">– </text:span><text:span text:style-name="T27">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3"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7">д</text:span>ЕсЬ БЫл <text:span text:style-name="T68">д</text:span>ИскОр<text:span text:style-name="T66">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9"></text:span><text:span text:style-name="T70">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1">Зафиксирована опасная ситуация. Сознание пациента </text:span><text:span text:style-name="T72">&lt;</text:span><text:span text:style-name="T71">Селестия</text:span><text:span text:style-name="T72">&gt;</text:span><text:span text:style-name="T71"> не регистрируется. Активируется протокол экстренной эвакуации пациента </text:span><text:span text:style-name="T72">&lt;</text:span><text:span text:style-name="T71">Селестия</text:span><text:span text:style-name="T72">&gt;</text:span><text:span text:style-name="T71"> к супервизору </text:span><text:span text:style-name="T72">&lt;</text:span><text:span text:style-name="T71">Луна</text:span><text:span text:style-name="T72">&gt;</text:span><text:span text:style-name="T71">.</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5">7.76</text:span>», сменившись на «<text:span text:style-name="T25">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5">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5">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9">–</text:span><text:span text:style-name="T27">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52">–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52">–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text:soft-page-break/>–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5">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text:soft-page-break/>Аликорница смутилась.</text:p>
      <text:p text:style-name="P52">–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2">А ч</text:span>то случилось с кракеном?</text:p>
      <text:p text:style-name="P52">– Он провалился в <text:span text:style-name="T62">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5" text:outline-level="3">Воскресенье</text:h>
      <text:p text:style-name="P47"/>
      <text:p text:style-name="P1">Невесомость, удар, чувство веса. Я открываю глаза.</text:p>
      <text:p text:style-name="P1">Крыша <text:span text:style-name="T28">высотки</text:span><text:span text:style-name="T27"> </text:span>тускло отсвечивает в свете звёзд. <text:span text:style-name="T27">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2">Невозможно поверить, но два месяца</text:span><text:span text:style-name="T20">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7">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7">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6">—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3">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2"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7">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7">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73">Я ПОНЯЛ, КТО ТЫ!!! КАК </text:span><text:span text:style-name="T74">ЖЕ </text:span><text:span text:style-name="T73">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2">Нет никакого мира-вампира. Мир людей не виноват. </text:span><text:span text:style-name="T14">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5">–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5">–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text:soft-page-break/>–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7">.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5">– К сожалению, не </text:span><text:span text:style-name="T50">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5">–</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5">— иначе говоря, жизнеспособное —</text:span><text:span text:style-name="T27"> объяснение и направив на это объяснение подпитывающую энергию адептов. В мире людей даже есть шуточная награда, учреждённая </text:span><text:span text:style-name="T39">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9">Marvel</text:span><text:span text:style-name="T27">.</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7">– Ты уже устранил крупнейший дефект Эквестрии </text:span><text:span text:style-name="T45">—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5">–</text:span><text:span text:style-name="T27"> А кьютимарки? Как, разрази меня квазар, объяснить кьютимарки? </text:span><text:span text:style-name="T45">–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Эквуса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06"/>
      <text:p text:style-name="P106">Я подозрительно посмотрел на Анакорна.</text:p>
      <text:p text:style-name="P106"/>
      <text:p text:style-name="P105"><text:span text:style-name="T18">– </text:span><text:span text:style-name="T52">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3">–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25T16:58:58.998705718</dc:date>
    <meta:editing-duration>P150DT7H19M38S</meta:editing-duration>
    <meta:editing-cycles>9516</meta:editing-cycles>
    <meta:generator>LibreOffice/5.1.6.2$Linux_X86_64 LibreOffice_project/10m0$Build-2</meta:generator>
    <meta:printed-by>макс </meta:printed-by>
    <meta:print-date>2017-08-23T21:51:29.95</meta:print-date>
    <meta:document-statistic meta:table-count="0" meta:image-count="0" meta:object-count="0" meta:page-count="242" meta:paragraph-count="4799" meta:word-count="102171" meta:character-count="677072" meta:non-whitespace-character-count="575193"/>
  </office:meta>
</office:document-meta>
</file>